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12.853cm"/>
    </style:style>
    <style:style style:name="P1" style:family="paragraph">
      <style:paragraph-properties fo:margin-top="0cm" fo:margin-bottom="0cm"/>
      <style:text-properties fo:font-size="26pt" style:font-size-asian="26pt" style:font-size-complex="26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12.702cm" svg:height="16.106cm" svg:x="1.7cm" svg:y="1.794cm">
          <draw:text-box>
            <text:p text:style-name="P1"><text:span text:style-name="T1">1.</text:span><text:span text:style-name="T1">結構陣列</text:span></text:p>
            <text:p text:style-name="P1"><text:span text:style-name="T1"/></text:p>
            <text:p text:style-name="P1"><text:span text:style-name="T1">struct </text:span><text:span text:style-name="T1">結構名稱 </text:span></text:p>
            <text:p text:style-name="P1"><text:span text:style-name="T1">{</text:span></text:p>
            <text:p text:style-name="P1"><text:span text:style-name="T1"><text:tab/></text:span><text:span text:style-name="T1">結構成員</text:span><text:span text:style-name="T1">;</text:span></text:p>
            <text:p text:style-name="P1"><text:span text:style-name="T1">}</text:span><text:span text:style-name="T1">別名</text:span><text:span text:style-name="T1">[</text:span><text:span text:style-name="T1">數量</text:span><text:span text:style-name="T1">];</text:span></text:p>
            <text:p text:style-name="P1"><text:span text:style-name="T1"/></text:p>
            <text:p text:style-name="P1"><text:span text:style-name="T1">Ex:</text:span></text:p>
            <text:p text:style-name="P1"><text:span text:style-name="T1">Struct cat</text:span></text:p>
            <text:p text:style-name="P1"><text:span text:style-name="T1">{</text:span></text:p>
            <text:p text:style-name="P1"><text:span text:style-name="T1"><text:tab/></text:span><text:span text:style-name="T1">Int a;</text:span></text:p>
            <text:p text:style-name="P1"><text:span text:style-name="T1"><text:tab/></text:span><text:span text:style-name="T1">Int d;</text:span></text:p>
            <text:p text:style-name="P1"><text:span text:style-name="T1">} b[2];</text:span></text:p>
            <text:p text:style-name="P1"><text:span text:style-name="T1"/></text:p>
          </draw:text-box>
        </draw:frame>
        <draw:frame draw:style-name="gr1" draw:text-style-name="P1" draw:layer="layout" svg:width="12.702cm" svg:height="13.103cm" svg:x="13.498cm" svg:y="1.697cm">
          <draw:text-box>
            <text:p text:style-name="P1"><text:span text:style-name="T1">代表元素</text:span><text:span text:style-name="T1">:</text:span></text:p>
            <text:p text:style-name="P1"><text:span text:style-name="T1"/></text:p>
            <text:p text:style-name="P1"><text:span text:style-name="T1">b[0].a</text:span></text:p>
            <text:p text:style-name="P1"><text:span text:style-name="T1">b[0].d</text:span></text:p>
            <text:p text:style-name="P1"><text:span text:style-name="T1">b[1].a</text:span></text:p>
            <text:p text:style-name="P1"><text:span text:style-name="T1">b[1].d</text:span></text:p>
            <text:p text:style-name="P1"><text:span text:style-name="T1"/></text:p>
            <text:p text:style-name="P1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</meta:initial-creator>
    <meta:creation-date>2021-09-13T14:56:18.64</meta:creation-date>
    <dc:date>2021-09-13T15:04:49.83</dc:date>
    <dc:creator>frank </dc:creator>
    <meta:editing-duration>PT8M31S</meta:editing-duration>
    <meta:editing-cycles>2</meta:editing-cycles>
    <meta:generator>OpenOffice/4.1.10$Win32 OpenOffice.org_project/4110m2$Build-9807</meta:generator>
    <meta:document-statistic meta:object-count="2"/>
  </office:meta>
</office:document-meta>
</file>